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DocHistory" style:family="table">
      <style:table-properties style:width="5.9507in" fo:margin-left="1in" fo:margin-right="0.3167in" table:align="margins" fo:keep-with-next="always"/>
    </style:style>
    <style:style style:name="DocHistory.A" style:family="table-column">
      <style:table-column-properties style:column-width="0.8833in" style:rel-column-width="9728*"/>
    </style:style>
    <style:style style:name="DocHistory.B" style:family="table-column">
      <style:table-column-properties style:column-width="0.9736in" style:rel-column-width="10722*"/>
    </style:style>
    <style:style style:name="DocHistory.C" style:family="table-column">
      <style:table-column-properties style:column-width="4.0938in" style:rel-column-width="4508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0.0139in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0.0139in solid #808080" fo:border-right="none" fo:border-top="none" fo:border-bottom="0.0139in solid #808080"/>
    </style:style>
    <style:style style:name="Packages.B2" style:family="table-cell">
      <style:table-cell-properties style:vertical-align="middle" fo:padding="0.0313in" fo:border-left="0.0139in solid #808080" fo:border-right="0.0139in solid #808080" fo:border-top="none" fo:border-bottom="0.0139in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0.0139in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0.0139in solid #808080" fo:border-right="none" fo:border-top="none" fo:border-bottom="0.0139in solid #808080"/>
    </style:style>
    <style:style style:name="vdmj.B2" style:family="table-cell">
      <style:table-cell-properties style:vertical-align="middle" fo:padding="0.0313in" fo:border-left="0.0139in solid #808080" fo:border-right="0.0139in solid #808080" fo:border-top="none" fo:border-bottom="0.0139in solid #808080"/>
    </style:style>
    <style:style style:name="Table1" style:family="table">
      <style:table-properties style:width="6in" fo:margin-left="1in" table:align="left"/>
    </style:style>
    <style:style style:name="Table1.A" style:family="table-column">
      <style:table-column-properties style:column-width="0.9021in"/>
    </style:style>
    <style:style style:name="Table1.B" style:family="table-column">
      <style:table-column-properties style:column-width="5.0979in"/>
    </style:style>
    <style:style style:name="Table1.1" style:family="table-row">
      <style:table-row-properties fo:background-color="#ccccff">
        <style:background-image/>
      </style:table-row-properties>
    </style:style>
    <style:style style:name="Table1.A1" style:family="table-cell">
      <style:table-cell-properties style:vertical-align="middle" fo:padding="0.0313in" fo:border="0.0139in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313in" fo:border-left="0.0139in solid #808080" fo:border-right="none" fo:border-top="0.0139in solid #808080" fo:border-bottom="0.0139in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0.0139in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0.0139in solid #808080" fo:border-right="none" fo:border-top="none" fo:border-bottom="0.0139in solid #808080"/>
    </style:style>
    <style:style style:name="vdmj_5f_lex.B2" style:display-name="vdmj_lex.B2" style:family="table-cell">
      <style:table-cell-properties fo:padding="0.0313in" fo:border-left="0.0139in solid #808080" fo:border-right="0.0139in solid #808080" fo:border-top="none" fo:border-bottom="0.0139in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0.0139in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0.0139in solid #808080" fo:border-right="none" fo:border-top="none" fo:border-bottom="0.0139in solid #808080"/>
    </style:style>
    <style:style style:name="vdmj_5f_lex_5f_enum.B2" style:display-name="vdmj_lex_enum.B2" style:family="table-cell">
      <style:table-cell-properties style:vertical-align="middle" fo:padding="0.0313in" fo:border-left="0.0139in solid #808080" fo:border-right="0.0139in solid #808080" fo:border-top="none" fo:border-bottom="0.0139in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0.0139in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0.0139in solid #808080" fo:border-right="none" fo:border-top="none" fo:border-bottom="0.0139in solid #808080"/>
    </style:style>
    <style:style style:name="vdmj_5f_lex_5f_exception.B2" style:display-name="vdmj_lex_exception.B2" style:family="table-cell">
      <style:table-cell-properties style:vertical-align="middle" fo:padding="0.0313in" fo:border-left="0.0139in solid #808080" fo:border-right="0.0139in solid #808080" fo:border-top="none" fo:border-bottom="0.0139in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0.0139in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0.0139in solid #808080" fo:border-right="none" fo:border-top="none" fo:border-bottom="0.0139in solid #808080"/>
    </style:style>
    <style:style style:name="vdmj_5f_syntax.B2" style:display-name="vdmj_syntax.B2" style:family="table-cell">
      <style:table-cell-properties style:vertical-align="middle" fo:padding="0.0313in" fo:border-left="0.0139in solid #808080" fo:border-right="0.0139in solid #808080" fo:border-top="none" fo:border-bottom="0.0139in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0.0139in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0.0139in solid #808080" fo:border-right="none" fo:border-top="none" fo:border-bottom="0.0139in solid #808080"/>
    </style:style>
    <style:style style:name="vdmj_5f_syntax_5f_exceptions.B2" style:display-name="vdmj_syntax_exceptions.B2" style:family="table-cell">
      <style:table-cell-properties style:vertical-align="middle" fo:padding="0.0313in" fo:border-left="0.0139in solid #808080" fo:border-right="0.0139in solid #808080" fo:border-top="none" fo:border-bottom="0.0139in solid #808080"/>
    </style:style>
    <style:style style:name="vdmj_5f_ast" style:display-name="vdmj_ast" style:family="table">
      <style:table-properties style:width="6in" fo:margin-left="1in" table:align="left"/>
    </style:style>
    <style:style style:name="vdmj_5f_ast.A" style:display-name="vdmj_ast.A" style:family="table-column">
      <style:table-column-properties style:column-width="1.4479in"/>
    </style:style>
    <style:style style:name="vdmj_5f_ast.B" style:display-name="vdmj_ast.B" style:family="table-column">
      <style:table-column-properties style:column-width="4.5521in"/>
    </style:style>
    <style:style style:name="vdmj_5f_ast.1" style:display-name="vdmj_ast.1" style:family="table-row">
      <style:table-row-properties fo:background-color="#ccccff">
        <style:background-image/>
      </style:table-row-properties>
    </style:style>
    <style:style style:name="vdmj_5f_ast.A1" style:display-name="vdmj_ast.A1" style:family="table-cell">
      <style:table-cell-properties style:vertical-align="middle" fo:padding="0.0313in" fo:border="0.0139in solid #808080"/>
    </style:style>
    <style:style style:name="vdmj_5f_ast.2" style:display-name="vdmj_ast.2" style:family="table-row">
      <style:table-row-properties fo:background-color="#ffffff">
        <style:background-image/>
      </style:table-row-properties>
    </style:style>
    <style:style style:name="vdmj_5f_ast.A2" style:display-name="vdmj_ast.A2" style:family="table-cell">
      <style:table-cell-properties style:vertical-align="middle" fo:padding="0.0313in" fo:border-left="0.0139in solid #808080" fo:border-right="none" fo:border-top="none" fo:border-bottom="0.0139in solid #808080"/>
    </style:style>
    <style:style style:name="vdmj_5f_ast.B2" style:display-name="vdmj_ast.B2" style:family="table-cell">
      <style:table-cell-properties style:vertical-align="middle" fo:padding="0.0313in" fo:border-left="0.0139in solid #808080" fo:border-right="0.0139in solid #808080" fo:border-top="none" fo:border-bottom="0.0139in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0.0139in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0.0139in solid #808080" fo:border-right="none" fo:border-top="none" fo:border-bottom="0.0139in solid #808080"/>
    </style:style>
    <style:style style:name="vdmj_5f_types.B2" style:display-name="vdmj_types.B2" style:family="table-cell">
      <style:table-cell-properties fo:padding="0.0313in" fo:border-left="0.0139in solid #808080" fo:border-right="0.0139in solid #808080" fo:border-top="none" fo:border-bottom="0.0139in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style:keep-together="false" fo:keep-together="always">
        <style:background-image/>
      </style:table-row-properties>
    </style:style>
    <style:style style:name="vdmj_5f_expressions.A1" style:display-name="vdmj_expressions.A1" style:family="table-cell">
      <style:table-cell-properties fo:padding="0.0313in" fo:border="0.0139in solid #808080"/>
    </style:style>
    <style:style style:name="vdmj_5f_expressions.2" style:display-name="vdmj_expressions.2" style:family="table-row">
      <style:table-row-properties fo:background-color="#ffffff" style:keep-together="false" fo:keep-together="always">
        <style:background-image/>
      </style:table-row-properties>
    </style:style>
    <style:style style:name="vdmj_5f_expressions.A2" style:display-name="vdmj_expressions.A2" style:family="table-cell">
      <style:table-cell-properties fo:padding="0.0313in" fo:border-left="0.0139in solid #808080" fo:border-right="none" fo:border-top="0.0139in solid #808080" fo:border-bottom="0.0139in solid #808080"/>
    </style:style>
    <style:style style:name="vdmj_5f_expressions.A3" style:display-name="vdmj_expressions.A3" style:family="table-cell">
      <style:table-cell-properties fo:padding="0.0313in" fo:border-left="0.0139in solid #808080" fo:border-right="none" fo:border-top="none" fo:border-bottom="0.0139in solid #808080"/>
    </style:style>
    <style:style style:name="vdmj_5f_expressions.B3" style:display-name="vdmj_expressions.B3" style:family="table-cell">
      <style:table-cell-properties fo:padding="0.0313in" fo:border-left="0.0139in solid #808080" fo:border-right="0.0139in solid #808080" fo:border-top="none" fo:border-bottom="0.0139in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1.6in"/>
    </style:style>
    <style:style style:name="vdmj_5f_statements.B" style:display-name="vdmj_statements.B" style:family="table-column">
      <style:table-column-properties style:column-width="4.4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0.0139in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0.0139in solid #808080" fo:border-right="none" fo:border-top="none" fo:border-bottom="0.0139in solid #808080"/>
    </style:style>
    <style:style style:name="vdmj_5f_statements.B2" style:display-name="vdmj_statements.B2" style:family="table-cell">
      <style:table-cell-properties fo:padding="0.0313in" fo:border-left="0.0139in solid #808080" fo:border-right="0.0139in solid #808080" fo:border-top="none" fo:border-bottom="0.0139in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0.0139in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0.0139in solid #808080" fo:border-right="none" fo:border-top="none" fo:border-bottom="0.0139in solid #808080"/>
    </style:style>
    <style:style style:name="vdmj_5f_patterns.B2" style:display-name="vdmj_patterns.B2" style:family="table-cell">
      <style:table-cell-properties fo:padding="0.0313in" fo:border-left="0.0139in solid #808080" fo:border-right="0.0139in solid #808080" fo:border-top="none" fo:border-bottom="0.0139in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1.8257in"/>
    </style:style>
    <style:style style:name="vdmj_5f_traces.B" style:display-name="vdmj_traces.B" style:family="table-column">
      <style:table-column-properties style:column-width="4.174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0.0139in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0.0139in solid #808080" fo:border-right="none" fo:border-top="none" fo:border-bottom="0.0139in solid #808080"/>
    </style:style>
    <style:style style:name="vdmj_5f_traces.B2" style:display-name="vdmj_traces.B2" style:family="table-cell">
      <style:table-cell-properties style:vertical-align="middle" fo:padding="0.0313in" fo:border-left="0.0139in solid #808080" fo:border-right="0.0139in solid #808080" fo:border-top="none" fo:border-bottom="0.0139in solid #808080"/>
    </style:style>
    <style:style style:name="vdm_5f_traces_5f_enum" style:display-name="vdm_traces_enum" style:family="table">
      <style:table-properties style:width="6in" fo:margin-left="1in" table:align="left"/>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43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0.0139in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0.0139in solid #808080" fo:border-right="none" fo:border-top="none" fo:border-bottom="0.0139in solid #808080"/>
    </style:style>
    <style:style style:name="vdm_5f_traces_5f_enum.B2" style:display-name="vdm_traces_enum.B2" style:family="table-cell">
      <style:table-cell-properties style:vertical-align="middle" fo:background-color="transparent" fo:padding="0.0313in" fo:border-left="0.0139in solid #808080" fo:border-right="0.0139in solid #808080" fo:border-top="none" fo:border-bottom="0.0139in solid #808080">
        <style:background-image/>
      </style:table-cell-properties>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0.0139in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0.0139in solid #808080" fo:border-right="none" fo:border-top="none" fo:border-bottom="0.0139in solid #808080"/>
    </style:style>
    <style:style style:name="vdmj_5f_definitions.B2" style:display-name="vdmj_definitions.B2" style:family="table-cell">
      <style:table-cell-properties style:vertical-align="middle" fo:padding="0.0313in" fo:border-left="0.0139in solid #808080" fo:border-right="0.0139in solid #808080" fo:border-top="none" fo:border-bottom="0.0139in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0.0139in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0.0139in solid #808080" fo:border-right="none" fo:border-top="0.0139in solid #808080" fo:border-bottom="0.0139in solid #808080"/>
    </style:style>
    <style:style style:name="vdmj_5f_modules.A3" style:display-name="vdmj_modules.A3" style:family="table-cell">
      <style:table-cell-properties fo:padding="0.0313in" fo:border-left="0.0139in solid #808080" fo:border-right="none" fo:border-top="none" fo:border-bottom="0.0139in solid #808080"/>
    </style:style>
    <style:style style:name="vdmj_5f_modules.B3" style:display-name="vdmj_modules.B3" style:family="table-cell">
      <style:table-cell-properties fo:padding="0.0313in" fo:border-left="0.0139in solid #808080" fo:border-right="0.0139in solid #808080" fo:border-top="none" fo:border-bottom="0.0139in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0.0139in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0.0139in solid #808080" fo:border-right="none" fo:border-top="none" fo:border-bottom="0.0139in solid #808080"/>
    </style:style>
    <style:style style:name="vdmj_5f_typechecker.B2" style:display-name="vdmj_typechecker.B2" style:family="table-cell">
      <style:table-cell-properties fo:padding="0.0313in" fo:border-left="0.0139in solid #808080" fo:border-right="0.0139in solid #808080" fo:border-top="none" fo:border-bottom="0.0139in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0.0139in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0.0139in solid #808080" fo:border-right="none" fo:border-top="none" fo:border-bottom="0.0139in solid #808080"/>
    </style:style>
    <style:style style:name="vdmj_5f_typechecker_5f_exceptions.B2" style:display-name="vdmj_typechecker_exceptions.B2" style:family="table-cell">
      <style:table-cell-properties fo:padding="0.0313in" fo:border-left="0.0139in solid #808080" fo:border-right="0.0139in solid #808080" fo:border-top="none" fo:border-bottom="0.0139in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0.0139in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0.0139in solid #808080" fo:border-right="none" fo:border-top="none" fo:border-bottom="0.0139in solid #808080"/>
    </style:style>
    <style:style style:name="vdmj_5f_pog.B2" style:display-name="vdmj_pog.B2" style:family="table-cell">
      <style:table-cell-properties style:vertical-align="middle" fo:padding="0.0313in" fo:border-left="0.0139in solid #808080" fo:border-right="0.0139in solid #808080" fo:border-top="none" fo:border-bottom="0.0139in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0.0139in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0.0139in solid #808080" fo:border-right="none" fo:border-top="none" fo:border-bottom="0.0139in solid #808080"/>
    </style:style>
    <style:style style:name="vdmj_5f_pog_5f_enum.B2" style:display-name="vdmj_pog_enum.B2" style:family="table-cell">
      <style:table-cell-properties style:vertical-align="middle" fo:padding="0.0313in" fo:border-left="0.0139in solid #808080" fo:border-right="0.0139in solid #808080" fo:border-top="none" fo:border-bottom="0.0139in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0.0139in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0.0139in solid #808080" fo:border-right="none" fo:border-top="none" fo:border-bottom="0.0139in solid #808080"/>
    </style:style>
    <style:style style:name="vdmj_5f_runtime.B2" style:display-name="vdmj_runtime.B2" style:family="table-cell">
      <style:table-cell-properties fo:padding="0.0313in" fo:border-left="0.0139in solid #808080" fo:border-right="0.0139in solid #808080" fo:border-top="none" fo:border-bottom="0.0139in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0.0139in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0.0139in solid #808080" fo:border-right="none" fo:border-top="none" fo:border-bottom="0.0139in solid #808080"/>
    </style:style>
    <style:style style:name="vdmj_5f_runtime_5f_exceptions.B2" style:display-name="vdmj_runtime_exceptions.B2" style:family="table-cell">
      <style:table-cell-properties style:vertical-align="middle" fo:padding="0.0313in" fo:border-left="0.0139in solid #808080" fo:border-right="0.0139in solid #808080" fo:border-top="none" fo:border-bottom="0.0139in solid #808080"/>
    </style:style>
    <style:style style:name="Table4" style:family="table">
      <style:table-properties style:width="6in" fo:margin-left="1in" table:align="left"/>
    </style:style>
    <style:style style:name="Table4.A" style:family="table-column">
      <style:table-column-properties style:column-width="1.5431in"/>
    </style:style>
    <style:style style:name="Table4.B" style:family="table-column">
      <style:table-column-properties style:column-width="4.4569in"/>
    </style:style>
    <style:style style:name="Table4.1" style:family="table-row">
      <style:table-row-properties fo:background-color="#ccccff">
        <style:background-image/>
      </style:table-row-properties>
    </style:style>
    <style:style style:name="Table4.A1" style:family="table-cell">
      <style:table-cell-properties style:vertical-align="middle" fo:padding="0.0313in" fo:border="0.0139in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313in" fo:border-left="0.0139in solid #808080" fo:border-right="none" fo:border-top="none" fo:border-bottom="0.0139in solid #808080"/>
    </style:style>
    <style:style style:name="Table4.B2" style:family="table-cell">
      <style:table-cell-properties style:vertical-align="middle" fo:padding="0.0313in" fo:border-left="0.0139in solid #808080" fo:border-right="0.0139in solid #808080" fo:border-top="none" fo:border-bottom="0.0139in solid #808080"/>
    </style:style>
    <style:style style:name="Table3" style:family="table">
      <style:table-properties style:width="6in" fo:margin-left="1in" table:align="left"/>
    </style:style>
    <style:style style:name="Table3.A" style:family="table-column">
      <style:table-column-properties style:column-width="1.5in"/>
    </style:style>
    <style:style style:name="Table3.B" style:family="table-column">
      <style:table-column-properties style:column-width="4.5in"/>
    </style:style>
    <style:style style:name="Table3.1" style:family="table-row">
      <style:table-row-properties fo:background-color="#ccccff">
        <style:background-image/>
      </style:table-row-properties>
    </style:style>
    <style:style style:name="Table3.A1" style:family="table-cell">
      <style:table-cell-properties style:vertical-align="middle" fo:padding="0.0313in" fo:border="0.0139in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313in" fo:border-left="0.0139in solid #808080" fo:border-right="none" fo:border-top="none" fo:border-bottom="0.0139in solid #808080"/>
    </style:style>
    <style:style style:name="Table3.B2" style:family="table-cell">
      <style:table-cell-properties style:vertical-align="middle" fo:padding="0.0313in" fo:border-left="0.0139in solid #808080" fo:border-right="0.0139in solid #808080" fo:border-top="none" fo:border-bottom="0.0139in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0.0139in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0.0139in solid #808080" fo:border-right="none" fo:border-top="none" fo:border-bottom="0.0139in solid #808080"/>
    </style:style>
    <style:style style:name="vdmj_5f_runtime_5f_interfaces.B2" style:display-name="vdmj_runtime_interfaces.B2" style:family="table-cell">
      <style:table-cell-properties style:vertical-align="middle" fo:padding="0.0313in" fo:border-left="0.0139in solid #808080" fo:border-right="0.0139in solid #808080" fo:border-top="none" fo:border-bottom="0.0139in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0.0139in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0.0139in solid #808080" fo:border-right="none" fo:border-top="none" fo:border-bottom="0.0139in solid #808080"/>
    </style:style>
    <style:style style:name="vdmj_5f_values.B2" style:display-name="vdmj_values.B2" style:family="table-cell">
      <style:table-cell-properties style:vertical-align="middle" fo:padding="0.0313in" fo:border-left="0.0139in solid #808080" fo:border-right="0.0139in solid #808080" fo:border-top="none" fo:border-bottom="0.0139in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0.0139in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0.0139in solid #808080" fo:border-right="none" fo:border-top="none" fo:border-bottom="0.0139in solid #808080"/>
    </style:style>
    <style:style style:name="vdmj_5f_commands.B2" style:display-name="vdmj_commands.B2" style:family="table-cell">
      <style:table-cell-properties fo:padding="0.0313in" fo:border-left="0.0139in solid #808080" fo:border-right="0.0139in solid #808080" fo:border-top="none" fo:border-bottom="0.0139in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0.0139in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0.0139in solid #808080" fo:border-right="none" fo:border-top="none" fo:border-bottom="0.0139in solid #808080"/>
    </style:style>
    <style:style style:name="vdmj_5f_messages.B2" style:display-name="vdmj_messages.B2" style:family="table-cell">
      <style:table-cell-properties style:vertical-align="middle" fo:padding="0.0313in" fo:border-left="0.0139in solid #808080" fo:border-right="0.0139in solid #808080" fo:border-top="none" fo:border-bottom="0.0139in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0.0139in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0.0139in solid #808080" fo:border-right="none" fo:border-top="none" fo:border-bottom="0.0139in solid #808080"/>
    </style:style>
    <style:style style:name="vdmj_5f_messages_5f_exceptions.B2" style:display-name="vdmj_messages_exceptions.B2" style:family="table-cell">
      <style:table-cell-properties style:vertical-align="middle" fo:padding="0.0313in" fo:border-left="0.0139in solid #808080" fo:border-right="0.0139in solid #808080" fo:border-top="none" fo:border-bottom="0.0139in solid #808080"/>
    </style:style>
    <style:style style:name="vdmj_5f_debug" style:display-name="vdmj_debug" style:family="table">
      <style:table-properties style:width="6in" fo:margin-left="1in" table:align="left"/>
    </style:style>
    <style:style style:name="vdmj_5f_debug.A" style:display-name="vdmj_debug.A" style:family="table-column">
      <style:table-column-properties style:column-width="1.4854in"/>
    </style:style>
    <style:style style:name="vdmj_5f_debug.B" style:display-name="vdmj_debug.B" style:family="table-column">
      <style:table-column-properties style:column-width="4.5146in"/>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313in" fo:border="0.0139in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313in" fo:border-left="0.0139in solid #808080" fo:border-right="none" fo:border-top="none" fo:border-bottom="0.0139in solid #808080"/>
    </style:style>
    <style:style style:name="vdmj_5f_debug.B2" style:display-name="vdmj_debug.B2" style:family="table-cell">
      <style:table-cell-properties style:vertical-align="middle" fo:padding="0.0313in" fo:border-left="0.0139in solid #808080" fo:border-right="0.0139in solid #808080" fo:border-top="none" fo:border-bottom="0.0139in solid #808080"/>
    </style:style>
    <style:style style:name="vdmj_5f_debug_5f_enum" style:display-name="vdmj_debug_enum" style:family="table">
      <style:table-properties style:width="6in" fo:margin-left="1in" table:align="left"/>
    </style:style>
    <style:style style:name="vdmj_5f_debug_5f_enum.A" style:display-name="vdmj_debug_enum.A" style:family="table-column">
      <style:table-column-properties style:column-width="1.5056in"/>
    </style:style>
    <style:style style:name="vdmj_5f_debug_5f_enum.B" style:display-name="vdmj_debug_enum.B" style:family="table-column">
      <style:table-column-properties style:column-width="4.4944in"/>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313in" fo:border="0.0139in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313in" fo:border-left="0.0139in solid #808080" fo:border-right="none" fo:border-top="none" fo:border-bottom="0.0139in solid #808080"/>
    </style:style>
    <style:style style:name="vdmj_5f_debug_5f_enum.B2" style:display-name="vdmj_debug_enum.B2" style:family="table-cell">
      <style:table-cell-properties style:vertical-align="middle" fo:padding="0.0313in" fo:border-left="0.0139in solid #808080" fo:border-right="0.0139in solid #808080" fo:border-top="none" fo:border-bottom="0.0139in solid #808080"/>
    </style:style>
    <style:style style:name="vdmj_5f_debug_5f_exceptions" style:display-name="vdmj_debug_exceptions" style:family="table">
      <style:table-properties style:width="6in" fo:margin-left="1in" table:align="left"/>
    </style:style>
    <style:style style:name="vdmj_5f_debug_5f_exceptions.A" style:display-name="vdmj_debug_exceptions.A" style:family="table-column">
      <style:table-column-properties style:column-width="1.5056in"/>
    </style:style>
    <style:style style:name="vdmj_5f_debug_5f_exceptions.B" style:display-name="vdmj_debug_exceptions.B" style:family="table-column">
      <style:table-column-properties style:column-width="4.4944in"/>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313in" fo:border="0.0139in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313in" fo:border-left="0.0139in solid #808080" fo:border-right="none" fo:border-top="none" fo:border-bottom="0.0139in solid #808080"/>
    </style:style>
    <style:style style:name="vdmj_5f_debug_5f_exceptions.B2" style:display-name="vdmj_debug_exceptions.B2" style:family="table-cell">
      <style:table-cell-properties style:vertical-align="middle" fo:padding="0.0313in" fo:border-left="0.0139in solid #808080" fo:border-right="0.0139in solid #808080" fo:border-top="none" fo:border-bottom="0.0139in solid #808080"/>
    </style:style>
    <style:style style:name="Table5" style:family="table">
      <style:table-properties style:width="6in" fo:margin-left="1in" table:align="left"/>
    </style:style>
    <style:style style:name="Table5.A" style:family="table-column">
      <style:table-column-properties style:column-width="0.8993in"/>
    </style:style>
    <style:style style:name="Table5.B" style:family="table-column">
      <style:table-column-properties style:column-width="5.1007in"/>
    </style:style>
    <style:style style:name="Table5.1" style:family="table-row">
      <style:table-row-properties fo:background-color="#ccccff">
        <style:background-image/>
      </style:table-row-properties>
    </style:style>
    <style:style style:name="Table5.A1" style:family="table-cell">
      <style:table-cell-properties fo:padding="0.0313in" fo:border="0.0139in solid #808080"/>
    </style:style>
    <style:style style:name="Table5.2" style:family="table-row">
      <style:table-row-properties fo:background-color="#ffffff">
        <style:background-image/>
      </style:table-row-properties>
    </style:style>
    <style:style style:name="Table5.A2" style:family="table-cell">
      <style:table-cell-properties fo:padding="0.0313in" fo:border-left="0.0139in solid #808080" fo:border-right="none" fo:border-top="none" fo:border-bottom="0.0139in solid #808080"/>
    </style:style>
    <style:style style:name="Table5.B2" style:family="table-cell">
      <style:table-cell-properties fo:padding="0.0313in" fo:border-left="0.0139in solid #808080" fo:border-right="0.0139in solid #808080" fo:border-top="none" fo:border-bottom="0.0139in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0.0139in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0.0139in solid #808080" fo:border-right="none" fo:border-top="none" fo:border-bottom="0.0139in solid #808080"/>
    </style:style>
    <style:style style:name="vdmj_5f_commands_5f_enum.B2" style:display-name="vdmj_commands_enum.B2" style:family="table-cell">
      <style:table-cell-properties fo:padding="0.0313in" fo:border-left="0.0139in solid #808080" fo:border-right="0.0139in solid #808080" fo:border-top="none" fo:border-bottom="0.0139in solid #808080"/>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font-style="normal" style:font-style-asian="normal" style:font-style-complex="normal"/>
    </style:style>
    <style:style style:name="P20" style:family="paragraph" style:parent-style-name="Preformatted_20_Text">
      <style:text-properties fo:font-style="normal" fo:font-weight="bold" style:font-style-asian="normal" style:font-weight-asian="bold" style:font-style-complex="normal" style:font-weight-complex="bold"/>
    </style:style>
    <style:style style:name="P21" style:family="paragraph" style:parent-style-name="Preformatted_20_Text">
      <style:text-properties fo:color="#000000" style:font-name="Courier New" fo:font-size="10pt" style:font-name-asian="Courier New" style:font-size-asian="10pt" style:font-name-complex="Courier New" style:font-size-complex="10pt"/>
    </style:style>
    <style:style style:name="P22" style:family="paragraph" style:parent-style-name="Preformatted_20_Text">
      <style:text-properties fo:font-weight="bold" style:font-weight-asian="bold" style:font-weight-complex="bold"/>
    </style:style>
    <style:style style:name="P23" style:family="paragraph" style:parent-style-name="Table_20_Contents">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Contents_20_1">
      <style:paragraph-properties>
        <style:tab-stops>
          <style:tab-stop style:position="6.2673in" style:type="right" style:leader-style="dotted" style:leader-text="."/>
        </style:tab-stops>
      </style:paragraph-properties>
    </style:style>
    <style:style style:name="P26" style:family="paragraph" style:parent-style-name="Contents_20_2">
      <style:paragraph-properties>
        <style:tab-stops>
          <style:tab-stop style:position="6.0673in" style:type="right" style:leader-style="dotted" style:leader-text="."/>
        </style:tab-stops>
      </style:paragraph-properties>
    </style:style>
    <style:style style:name="P27" style:family="paragraph" style:parent-style-name="Standard" style:master-page-name="First_20_Page">
      <style:paragraph-properties style:page-number="auto"/>
    </style:style>
    <style:style style:name="P28" style:family="paragraph" style:parent-style-name="Heading_20_3">
      <style:text-properties fo:font-style="normal" style:font-style-asian="normal" style:font-style-complex="normal"/>
    </style:style>
    <style:style style:name="P29" style:family="paragraph" style:parent-style-name="Heading_20_2">
      <style:text-properties fo:language="en" fo:country="US"/>
    </style:style>
    <style:style style:name="P30"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31" style:family="paragraph" style:parent-style-name="Heading_20_2" style:master-page-name="">
      <style:paragraph-properties style:page-number="auto" fo:break-before="page"/>
    </style:style>
    <style:style style:name="P32" style:family="paragraph" style:parent-style-name="Heading_20_1">
      <style:paragraph-properties fo:break-before="page"/>
    </style:style>
    <style:style style:name="P33" style:family="paragraph" style:parent-style-name="List_20_1_20_End">
      <style:text-properties fo:font-style="normal" fo:font-weight="normal" style:font-style-asian="normal" style:font-weight-asian="normal" style:font-style-complex="normal" style:font-weight-complex="normal"/>
    </style:style>
    <style:style style:name="P34" style:family="paragraph" style:parent-style-name="List_20_1_20_Cont.">
      <style:text-properties fo:font-style="normal" style:font-style-asian="normal" style:font-style-complex="normal"/>
    </style:style>
    <style:style style:name="P35" style:family="paragraph" style:parent-style-name="List_20_1_20_Cont.">
      <style:text-properties fo:font-style="normal" fo:font-weight="normal" style:font-style-asian="normal" style:font-weight-asian="normal" style:font-style-complex="normal" style:font-weight-complex="normal"/>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141312"/>
    </style:style>
    <style:style style:name="T10" style:family="text">
      <style:text-properties fo:color="#2a00ff"/>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2335in" draw:z-index="0">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7/05/10</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text:name="Info 1">1.0</text:user-defined></text:p>
              </table:table-cell>
            </table:table-row>
          </table:table>
          <text:p text:style-name="Table"/>
        </draw:text-box>
      </draw:frame>
      <text:p text:style-name="P27"/>
      <text:list xml:id="list1080438569" text:style-name="Outline">
        <text:list-item>
          <text:h text:style-name="P32"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5"><text:s/>0. <text:s/>Document Control<text:tab/>2</text:p>
          <text:p text:style-name="P26"><text:s/>0.1. <text:s/>Table of Contents<text:tab/>2</text:p>
          <text:p text:style-name="P26"><text:s/>0.2. <text:s/>References<text:tab/>2</text:p>
          <text:p text:style-name="P26"><text:s/>0.3. <text:s/>Document History<text:tab/>3</text:p>
          <text:p text:style-name="P26"><text:s/>0.4. <text:s/>Copyright<text:tab/>3</text:p>
          <text:p text:style-name="P25"><text:s/>1. <text:s/>Overview<text:tab/>4</text:p>
          <text:p text:style-name="P26"><text:s/>1.1. <text:s/>Package Overview<text:tab/>4</text:p>
          <text:p text:style-name="P25"><text:s/>2. <text:s/>Package Detail<text:tab/>6</text:p>
          <text:p text:style-name="P26"><text:s/>2.1. <text:s/>vdmj<text:tab/>6</text:p>
          <text:p text:style-name="P26"><text:s/>2.2. <text:s/>vdmj.lex<text:tab/>7</text:p>
          <text:p text:style-name="P26"><text:s/>2.3. <text:s/>vdmj.syntax<text:tab/>10</text:p>
          <text:p text:style-name="P26"><text:s/>2.4. <text:s/>vdmj.ast<text:tab/>12</text:p>
          <text:p text:style-name="P26"><text:s/>2.5. <text:s/>vdmj.types<text:tab/>12</text:p>
          <text:p text:style-name="P26"><text:s/>2.6. <text:s/>vdmj.expressions<text:tab/>14</text:p>
          <text:p text:style-name="P26"><text:s/>2.7. <text:s/>vdmj.statements <text:tab/>16</text:p>
          <text:p text:style-name="P26"><text:s/>2.8. <text:s/>vdmj.patterns<text:tab/>17</text:p>
          <text:p text:style-name="P26"><text:s/>2.9. <text:s/>vdmj.traces<text:tab/>18</text:p>
          <text:p text:style-name="P26"><text:s/>2.10. <text:s/>vdmj.definitions<text:tab/>20</text:p>
          <text:p text:style-name="P26"><text:s/>2.11. <text:s/>vdmj.modules<text:tab/>23</text:p>
          <text:p text:style-name="P26"><text:s/>2.12. <text:s/>vdmj.typechecker<text:tab/>24</text:p>
          <text:p text:style-name="P26"><text:s/>2.13. <text:s/>vdmj.pog<text:tab/>26</text:p>
          <text:p text:style-name="P26"><text:s/>2.14. <text:s/>vdmj.runtime<text:tab/>29</text:p>
          <text:p text:style-name="P26"><text:s/>2.15. <text:s/>vdmj.scheduler<text:tab/>34</text:p>
          <text:p text:style-name="P26"><text:s/>2.16. <text:s/>vdmj.values<text:tab/>47</text:p>
          <text:p text:style-name="P26"><text:s/>2.17. <text:s/>vdmj.commands<text:tab/>49</text:p>
          <text:p text:style-name="P26"><text:s/>2.18. <text:s/>vdmj.messages<text:tab/>50</text:p>
          <text:p text:style-name="P26"><text:s/>2.19. <text:s/>vdmj.debug<text:tab/>50</text:p>
          <text:p text:style-name="P26"><text:s/>2.20. <text:s/>vdmj.config<text:tab/>53</text:p>
          <text:p text:style-name="P26"><text:s/>2.21. <text:s/>vdmj.util<text:tab/>54</text:p>
          <text:p text:style-name="P25"><text:s/>3. <text:s/>External Interfaces<text:tab/>55</text:p>
          <text:p text:style-name="P26"><text:s/>3.1. <text:s/>The Native Call Interface<text:tab/>55</text:p>
          <text:p text:style-name="P26"><text:s/>3.2. <text:s/>The Remote Control Interface<text:tab/>55</text:p>
        </text:index-body>
      </text:table-of-content>
      <text:list xml:id="list1817385132" text:continue-numbering="true" text:style-name="Outline">
        <text:list-item>
          <text:list>
            <text:list-item>
              <text:h text:style-name="P29" text:outline-level="2">References</text:h>
            </text:list-item>
          </text:list>
        </text:list-item>
      </text:list>
      <text:list xml:id="list837206003" text:style-name="RefNumber">
        <text:list-item>
          <text:p text:style-name="Reference">Wikipedia entry for The Vienna Development Method, http://en.wikipedia.org/wiki/Vienna_Development_Method</text:p>
        </text:list-item>
        <text:list-item>
          <text:p text:style-name="Reference"><text:soft-page-break/>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pan text:style-name="T1">The VDMTools VDM++ Language Manual, </text:span><text:a xlink:type="simple" xlink:href="http://www.vdmtools.jp/uploads/manuals/langmanpp_a4E.pdf">http://www.vdmtools.jp/uploads/manuals/langmanpp_a4E.pdf</text:a></text:p>
        </text:list-item>
        <text:list-item>
          <text:p text:style-name="Reference">DBGP - A common debugger protocol for languages and debugger UI communication, <text:a xlink:type="simple" xlink:href="http://xdebug.org/docs-dbgp.php">http://xdebug.org/docs-dbgp.php</text:a>.</text:p>
        </text:list-item>
        <text:list-item>
          <text:p text:style-name="Reference">Overture - Open-source Tools for Formal Modelling, <text:a xlink:type="simple" xlink:href="http://www.overturetool.org/">http://www.overturetool.org/</text:a>.</text:p>
        </text:list-item>
        <text:list-item>
          <text:p text:style-name="Reference">Modelling and Validating Distributed Embedded Real-Time Control Systems, Marcel Verhoef, PhD Thesis.</text:p>
        </text:list-item>
      </text:list>
      <text:list xml:id="list102937031" text:continue-list="list1817385132"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1">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1">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1">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1">Issue 0.7</text:p>
          </table:table-cell>
          <table:table-cell table:style-name="DocHistory.B1" office:value-type="date" office:date-value="2009-12-09">
            <text:p text:style-name="P23">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1">Issue 0.8</text:p>
          </table:table-cell>
          <table:table-cell table:style-name="DocHistory.A1" office:value-type="string">
            <text:p text:style-name="P23">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1">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1">Issue 1.0</text:p>
          </table:table-cell>
          <table:table-cell table:style-name="DocHistory.A1" office:value-type="string">
            <text:p text:style-name="Table_20_Contents"><text:modification-date style:data-style-name="N37">07/05/10</text:modification-date></text:p>
          </table:table-cell>
          <table:table-cell table:style-name="DocHistory.A1" office:value-type="string">
            <text:p text:style-name="Table_20_Contents">Updated for Overture 0.2.0, added new scheduling details</text:p>
          </table:table-cell>
        </table:table-row>
      </table:table>
      <text:list xml:id="list693746662"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0,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884117399" text:continue-numbering="true" text:style-name="Outline">
        <text:list-item>
          <text:h text:style-name="Heading_20_1" text:outline-level="1">Overview</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940148803" text:continue-numbering="true" text:style-name="Outline">
        <text:list-item>
          <text:list>
            <text:list-item>
              <text:h text:style-name="Heading_20_2" text:outline-level="2">Package Overview</text:h>
            </text:list-item>
          </text:list>
        </text:list-item>
      </text:list>
      <text:p text:style-name="Text_20_body">The implementation is divided into the following Java packages, which are all sub-packages of org.overturetool.</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ast</text:p>
          </table:table-cell>
          <table:table-cell table:style-name="Packages.B2" office:value-type="string">
            <text:p text:style-name="Table_20_Contents">Classes that translate an Overture AST to VDMJ's internal tree.</text:p>
          </table:table-cell>
        </table:table-row>
        <table:table-row table:style-name="Packages.2">
          <table:table-cell table:style-name="Packages.A2" office:value-type="string">
            <text:p text:style-name="Table_20_Contents">vdmj.types</text:p>
          </table:table-cell>
          <table:table-cell table:style-name="Packages.B2" office:value-type="string">
            <text:p text:style-name="Table_20_Contents">Classes that represent static types during type checking.</text:p>
          </table:table-cell>
        </table:table-row>
        <table:table-row table:style-name="Packages.2">
          <table:table-cell table:style-name="Packages.A2" office:value-type="string">
            <text:p text:style-name="Table_20_Contents">vdmj.expressions</text:p>
          </table:table-cell>
          <table:table-cell table:style-name="Packages.B2" office:value-type="string">
            <text:p text:style-name="Table_20_Contents">Classes that represent VDM expressions.</text:p>
          </table:table-cell>
        </table:table-row>
        <table:table-row table:style-name="Packages.2">
          <table:table-cell table:style-name="Packages.A2" office:value-type="string">
            <text:p text:style-name="Table_20_Contents">vdmj.statements</text:p>
          </table:table-cell>
          <table:table-cell table:style-name="Packages.B2" office:value-type="string">
            <text:p text:style-name="Table_20_Contents">Classes that represent operation statements.</text:p>
          </table:table-cell>
        </table:table-row>
        <table:table-row table:style-name="Packages.2">
          <table:table-cell table:style-name="Packages.A2" office:value-type="string">
            <text:p text:style-name="Table_20_Contents">vdmj.patterns</text:p>
          </table:table-cell>
          <table:table-cell table:style-name="Packages.B2" office:value-type="string">
            <text:p text:style-name="Table_20_Contents">Classes that represent patterns and binds.</text:p>
          </table:table-cell>
        </table:table-row>
        <table:table-row table:style-name="Packages.2">
          <table:table-cell table:style-name="Packages.A2" office:value-type="string">
            <text:p text:style-name="Table_20_Contents">vdmj.traces</text:p>
          </table:table-cell>
          <table:table-cell table:style-name="Packages.B2" office:value-type="string">
            <text:p text:style-name="Table_20_Contents">Classes that represent trace definitions.</text:p>
          </table:table-cell>
        </table:table-row>
        <table:table-row table:style-name="Packages.2">
          <table:table-cell table:style-name="Packages.A2" office:value-type="string">
            <text:p text:style-name="Table_20_Contents">vdmj.definitions</text:p>
          </table:table-cell>
          <table:table-cell table:style-name="Packages.B2" office:value-type="string">
            <text:p text:style-name="Table_20_Contents">Classes that represent VDM definitions.</text:p>
          </table:table-cell>
        </table:table-row>
        <table:table-row table:style-name="Packages.2">
          <table:table-cell table:style-name="Packages.A2" office:value-type="string">
            <text:p text:style-name="Table_20_Contents">vdmj.modules</text:p>
          </table:table-cell>
          <table:table-cell table:style-name="Packages.B2" office:value-type="string">
            <text:p text:style-name="Table_20_Contents">Classes that represent VDM-SL modules and their import/export definitions.</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static t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implement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Text_20_body">The vdmj package contains the “main” abstract class for the suite, with subclasses to parse, type <text:s/>check and interpret a specification in the VDM-SL, VDM++ or VDM-RT dialect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The vdmj.ast package contains classes to translate an Overture parsed AST into VDMJ's internal tree format. This was originally to permit the Overture AST to be used by VDMJ, but without changing the type checking and runtime classes. It is no longer used.</text:p>
      <text:p text:style-name="Text_20_body"><text:soft-page-break/>The vdmj.types package contains value classes that represent the various static types that can be contained in a VDM specification. They are all sub-classes of an abstract Type class.</text:p>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 Similarly, the vdmj.statements package defines a set of value classes that subclass Statement and represent the different statements in a specification.</text:p>
      <text:p text:style-name="Text_20_body">The vdmj.patterns package includes value classes to represent the various patterns and binds in a specification. They are all subclasses of an abstract Pattern or Bind class.</text:p>
      <text:p text:style-name="Text_20_body">The vdmj.traces package includes classes that represent the possible trace definitions that can be declared in a VDM-SL, VDM++ or VDM-RT class.</text:p>
      <text:p text:style-name="Text_20_body">The vdmj.definitions 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p text:style-name="Text_20_body">The vdmj.modules package contains value classes that represent the modular structure of VDM-SL specifications, including their import and export declarations.</text:p>
      <text:p text:style-name="Text_20_body">The vdmj.typechecker package includes classes which control the type checking of specifications. Most of the type checking is performed by the definition, expression and statement classes that collectively describe the specificatio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DBGp protocol described in [6]. This is used by the Eclipse debugger in Overture to debug specifications using VDMJ.</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392344319" text:continue-numbering="true" text:style-name="Outline">
        <text:list-item>
          <text:h text:style-name="Heading_20_1" text:outline-level="1">Package Detail</text:h>
          <text:list>
            <text:list-item>
              <text:h text:style-name="P30"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holding flags for -pre, -post, -inv and -dtc,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14"/>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14"/>
      <text:p text:style-name="P14">The vdmj package contains the “main” abstract VDMJ class for the suite, plus three concrete subclasses to parse, type check and interpret a specification in the VDM-SL, VDM++ or VDM-RT dialects.</text:p>
      <text:p text:style-name="P14">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Preformatted_20_Text"/>
      <text:p text:style-name="Preformatted_20_Text">public static void main(String[] args) throws Exception</text:p>
      <text:p text:style-name="Preformatted_20_Text">{</text:p>
      <text:p text:style-name="Preformatted_20_Text"><text:tab/>Settings.dialect = Dialect.VDM_SL;</text:p>
      <text:p text:style-name="Preformatted_20_Text"><text:tab/>File file = new File(args[0]);</text:p>
      <text:p text:style-name="Preformatted_20_Text"><text:tab/>LexTokenReader ltr = new LexTokenReader(file, Dialect.VDM_SL);</text:p>
      <text:p text:style-name="Preformatted_20_Text"><text:tab/>ModuleReader mr = new ModuleReader(ltr);</text:p>
      <text:p text:style-name="Preformatted_20_Text"><text:tab/>ModuleList modules = mr.readModules();</text:p>
      <text:p text:style-name="Preformatted_20_Text"/>
      <text:p text:style-name="Preformatted_20_Text"><text:tab/>if (mr.getErrorCount() == 0)</text:p>
      <text:p text:style-name="Preformatted_20_Text"><text:tab/>{</text:p>
      <text:p text:style-name="Preformatted_20_Text"><text:s text:c="4"/><text:tab/><text:tab/>TypeChecker tc = new ModuleTypeChecker(modules);</text:p>
      <text:p text:style-name="Preformatted_20_Text"><text:s text:c="4"/><text:tab/><text:tab/>tc.typeCheck();</text:p>
      <text:p text:style-name="Preformatted_20_Text"/>
      <text:p text:style-name="Preformatted_20_Text"><text:s text:c="4"/><text:tab/><text:tab/>if (TypeChecker.getErrorCount() == 0)</text:p>
      <text:p text:style-name="Preformatted_20_Text"><text:s text:c="4"/><text:tab/><text:tab/>{</text:p>
      <text:p text:style-name="Preformatted_20_Text"><text:s text:c="4"/><text:tab/><text:tab/><text:tab/>ModuleInterpreter interpreter =</text:p>
      <text:p text:style-name="Preformatted_20_Text"><text:tab/><text:tab/><text:tab/><text:tab/>new ModuleInterpreter(modules);</text:p>
      <text:p text:style-name="Preformatted_20_Text"><text:s text:c="4"/><text:tab/><text:tab/><text:tab/>interpreter.init(null);</text:p>
      <text:p text:style-name="Preformatted_20_Text"><text:s text:c="4"/><text:tab/><text:tab/><text:tab/>CommandReader reader =</text:p>
      <text:p text:style-name="Preformatted_20_Text"><text:tab/><text:tab/><text:tab/><text:tab/>new ModuleCommandReader(interpreter, "$ ");</text:p>
      <text:p text:style-name="Preformatted_20_Text"/>
      <text:p text:style-name="Preformatted_20_Text"><text:s text:c="4"/><text:tab/><text:tab/><text:tab/>List&lt;File&gt; files = new Vector&lt;File&gt;();</text:p>
      <text:p text:style-name="Preformatted_20_Text"><text:s text:c="4"/><text:tab/><text:tab/><text:tab/>files.add(file);</text:p>
      <text:p text:style-name="Preformatted_20_Text"><text:s text:c="4"/><text:tab/><text:tab/><text:tab/>reader.run(files);</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The example would be almost exactly the same for VDM++ or VDM-RT with "Class" instead of <text:soft-page-break/>"Module" in the <text:s/>various names (ClassReader, readClasses, ClassTypeChecker etc.), and the <text:span text:style-name="T4">dialect </text:span><text:span text:style-name="T4">constant changed from VDM_SL to VDM_PP or VDM_RT.</text:span></text:p>
      <text:p text:style-name="Text_20_body">VDMJ has a <text:span text:style-name="T3">-o </text:span><text:span text:style-name="T4">option which causes the parsed and type-checked specification to be written out to the filename specified by the argument to </text:span><text:span text:style-name="T3">-o</text:span><text:span text:style-name="T4">. Note that the entire tree is written to the file (if there are no type check errors), so if VDMJ is invoked with four specification files, and one </text:span><text:span text:style-name="T3">-o </text:span><text:span text:style-name="T4">option, the classes specified by all four files are written to the one output file. Any input file called "*.lib" (rather than the more normal *.vdmsl, *.vdmpp or *.vdmrt) is assumed to be a pre-compiled library created by </text:span><text:span text:style-name="T3">-o </text:span><text:span text:style-name="T4">and is loaded as such without repeating the type checking. This can be faster for very large specifications. The example below shows the creation and use of IO.lib.</text:span></text:p>
      <text:p text:style-name="P19"/>
      <text:p text:style-name="P20">$ vdmpp -o IO.lib stdlib/IO.vdmpp</text:p>
      <text:p text:style-name="P19">Parsed 1 class in 0.266 secs. No syntax errors</text:p>
      <text:p text:style-name="P19">Type checked 1 class in 0.015 secs. No type errors</text:p>
      <text:p text:style-name="P19">Saved 1 class to IO.lib in 0.125 secs. </text:p>
      <text:p text:style-name="P19"/>
      <text:p text:style-name="P19"/>
      <text:p text:style-name="P20">$ vdmpp -i hello.vdmpp IO.lib</text:p>
      <text:p text:style-name="P19">Loaded 1 class from IO.lib in 0.219 secs</text:p>
      <text:p text:style-name="P19">Parsed 1 class in 0.422 secs. No syntax errors</text:p>
      <text:p text:style-name="P19">Type checked 1 class in 0.015 secs. No type errors and 1 warning</text:p>
      <text:p text:style-name="P19">Initialized 2 classes in 0.0 secs. </text:p>
      <text:p text:style-name="P19">Interpreter started</text:p>
      <text:p text:style-name="P20">&gt; p new A().op()</text:p>
      <text:p text:style-name="P19">Hello world!</text:p>
      <text:p text:style-name="P19">= true</text:p>
      <text:p text:style-name="P19">Executed in 0.015 secs.</text:p>
      <text:list xml:id="list602237178" text:continue-numbering="true" text:style-name="Outline">
        <text:list-item>
          <text:list>
            <text:list-item>
              <text:list>
                <text:list-item>
                  <text:h text:style-name="Heading_20_3" text:outline-level="3">Comments</text:h>
                </text:list-item>
              </text:list>
            </text:list-item>
          </text:list>
        </text:list-item>
      </text:list>
      <text:p text:style-name="P15">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p text:style-name="Text_20_body"><text:span text:style-name="T4">The </text:span><text:span text:style-name="T3">-o</text:span><text:span text:style-name="T4"> option was not as successful as I'd hoped. The idea was to serialize the tree after type checking, and load that back in quickly rather than re-parsing and re-checking the specification. Unfortunately, even though the serialization is passed through a gzip compression, the files produced are quite large and take a significant amount of time to decompress and de-serialize. For very small specifications it is certainly faster to re-parse and check them; for larger specifications there does appear to be an advantage, but not much.</text:span></text:p>
      <text:p text:style-name="P15">Note that the serialization of the tree has to be for complete specifications (no unresolved references). This is because there is no link-editing available to combine partial specifications, and VDM++ and VDM-RT do not have a way to identify externals (VDM-SL has module imports, but VDM++ and VDM-RT have nothing similar). You can load multiple library files, or a mixture of library and source files.</text:p>
      <text:list xml:id="list1577405839"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ext:soft-page-break/>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 <text:s/>It opens input files with a LatexStreamReader object (extends InputStreamReader), which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4),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text:soft-page-break/>Lexical analysis throws a LexException if there are any problems. Recovery is left to the syntax analysis layer.</text:p>
      <text:list xml:id="list2024429176"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3">name </text:span><text:span text:style-name="T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3">explicit </text:span><text:span text:style-name="T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3">explicit </text:span><text:span text:style-name="T4">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and VDM-RT function/operation overloading, LexNameTokens optionally include a 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752812454" text:continue-numbering="true" text:style-name="Outline">
        <text:list-item>
          <text:list>
            <text:list-item>
              <text:h text:style-name="Heading_20_2" text:outline-level="2"><text:soft-page-break/>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text:soft-page-break/></text:p>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3">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664815958"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text:soft-page-break/>method chosen is not perfect.</text:p>
      <text:list xml:id="list709280471" text:continue-numbering="true" text:style-name="Outline">
        <text:list-item>
          <text:list>
            <text:list-item>
              <text:h text:style-name="Heading_20_2" text:outline-level="2">vdmj.ast</text:h>
            </text:list-item>
          </text:list>
        </text:list-item>
      </text:list>
      <table:table table:name="vdmj_ast" table:style-name="vdmj_5f_ast">
        <table:table-column table:style-name="vdmj_5f_ast.A"/>
        <table:table-column table:style-name="vdmj_5f_ast.B"/>
        <table:table-row table:style-name="vdmj_5f_ast.1">
          <table:table-cell table:style-name="vdmj_5f_ast.A1" table:number-columns-spanned="2" office:value-type="string">
            <text:p text:style-name="Table_20_Heading">Class Summary</text:p>
          </table:table-cell>
          <table:covered-table-cell/>
        </table:table-row>
        <table:table-row table:style-name="vdmj_5f_ast.2">
          <table:table-cell table:style-name="vdmj_5f_ast.A2" office:value-type="string">
            <text:p text:style-name="Table_20_Contents">ASTConverter</text:p>
          </table:table-cell>
          <table:table-cell table:style-name="vdmj_5f_ast.B2" office:value-type="string">
            <text:p text:style-name="Table_20_Contents">The AST tree converter.</text:p>
          </table:table-cell>
        </table:table-row>
      </table:table>
      <text:p text:style-name="Text_20_body"><text:s/></text:p>
      <text:p text:style-name="Text_20_body">The vdmj.ast package contains one class which is used to translate an Overture AST parse tree into the equivalent structure for VDMJ. The class is constructed with a filename and an IOmlDocument obtained from the OvertureParser. A convertDocument method converts the document tree into a list of ClassDefinitions.</text:p>
      <text:list xml:id="list474372566" text:continue-numbering="true" text:style-name="Outline">
        <text:list-item>
          <text:list>
            <text:list-item>
              <text:list>
                <text:list-item>
                  <text:h text:style-name="Heading_20_3" text:outline-level="3">Comments</text:h>
                </text:list-item>
              </text:list>
            </text:list-item>
          </text:list>
        </text:list-item>
      </text:list>
      <text:p text:style-name="Text_20_body">This code was originally written to import an AST from the Jflex, BYACC/J parser. Recent developments with the Overture AST will make this code obsolete, but the principles involved may be useful so the code remains for the time being. It is not used currently.</text:p>
      <text:list xml:id="list1784834476" text:continue-numbering="true" text:style-name="Outline">
        <text:list-item>
          <text:list>
            <text:list-item>
              <text:h text:style-name="Heading_20_2" text:outline-level="2">vdmj.types</text:h>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vdmj.types 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ypes have a method to “resolve” themselves. The process of type resolution occurs early in the <text:soft-page-break/>type checking process (see below), and turns UnresolvedTypes, which are just the names of types from the syntax analysis, into the actual type of the corresponding definition. The core of this happens in the typeResolve method of UnresolvedType, though other types call typeResolve recursively for any 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hey substitute that type for any ParameterTypes they contain to yield a new Type object. This is used during the type check and execution of polymorphic function instantiations, when the actual type 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s which implements this are BooleanType, QuoteType and unions of these types;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which must be turned into a single product type (TypeList) or a single union type (TypeSet). The ProductType and UnionType classes contain one TypeList and TypeSet, respectively.</text:p>
      <text:list xml:id="list629060863" text:continue-numbering="true" text:style-name="Outline">
        <text:list-item>
          <text:list>
            <text:list-item>
              <text:list>
                <text:list-item>
                  <text:h text:style-name="Heading_20_3" text:outline-level="3">Comments</text:h>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ypes that they contain. But definitions do not recurse into the expressions and statements that they contain, even though they have unresolved Types. Rather, unresolved types in expressions and statements are resolved later when the main type checking pass requires them. </text:p>
      <text:p text:style-name="Text_20_body">Do we call them products or tuples? <text:s/>I went for ProductTypes and TupleValues in the end.</text:p>
      <text:list xml:id="list1785619251" text:continue-numbering="true" text:style-name="Outline">
        <text:list-item>
          <text:list>
            <text:list-item>
              <text:h text:style-name="Heading_20_2" text:outline-level="2"><text:soft-page-break/>vdmj.expressions</text:h>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text:p>
      <text:p text:style-name="Text_20_body">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for expressions in functions).</text:p>
      <text:p text:style-name="Text_20_body">The typeCheck method returns a Type which indicates the result of analys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A 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text:soft-page-break/>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in VDM++ and VDM-RT. The typeCheck method of ApplyExpression starts by generating a TypeList from the typeCheck of each of the argument expressions it has. That may generate (say) [int, int, bool]. That list is then passed to the 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 ctxt);</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PlusExpression evaluates its left and right hand sides, and converts the resulting Value objects to raw Java 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hello"?),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created like this, but having operation values too means that, in VDM++ or VDM-RT, an object becomes a map of names to values – whether those are instance variable values or member operations and functions. The eval method of the ApplyExpression to call a function is therefore just:</text:p>
      <text:p text:style-name="Preformatted_20_Text"><text:soft-page-break/></text:p>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227735625" text:continue-numbering="true" text:style-name="Outline">
        <text:list-item>
          <text:list>
            <text:list-item>
              <text:list>
                <text:list-item>
                  <text:h text:style-name="Heading_20_3" text:outline-level="3">Comments</text:h>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968990893" text:continue-numbering="true" text:style-name="Outline">
        <text:list-item>
          <text:list>
            <text:list-item>
              <text:h text:style-name="Heading_20_2" text:outline-level="2">vdmj.statements </text:h>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vdmj.statements 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and branches from compound statements) looking for statements which can raise an exit status, like the ExitStatement itself. <text:s/>This is used in the type checking of statements that catch and process exits, like TrapStatements. <text:s/>The method returns a set of exit Types that can be thrown.</text:p>
      <text:p text:style-name="Text_20_body">All Statements implement a method called findStatement. This has a line number parameter, and all <text:soft-page-break/>implementations are responsible for returning themselves if they start on the line number, or recursing into their sub-statements if they have them. This is used to set breakpoints on specific lines of a specification.</text:p>
      <text:list xml:id="list1044569683" text:continue-numbering="true" text:style-name="Outline">
        <text:list-item>
          <text:list>
            <text:list-item>
              <text:list>
                <text:list-item>
                  <text:h text:style-name="Heading_20_3" text:outline-level="3">Comments</text:h>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1267658687" text:continue-numbering="true" text:style-name="Outline">
        <text:list-item>
          <text:list>
            <text:list-item>
              <text:h text:style-name="Heading_20_2" text:outline-level="2">vdmj.patterns</text:h>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vdmj.patterns 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s to UnresolvedTypes that need to be resolved early in the type check. Definitions which include Patterns recurse into the pattern's typeResolve from their own typeResolve methods.</text:p>
      <text:p text:style-name="Text_20_body">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 QuoteType and unions of these).</text:p>
      <text:p text:style-name="Text_20_body">MultipleBind, which is sub-classed by MultipleSetBind and MultipleTypeBind, is very similar except that they comprise a list of patterns and a set or type. But they still have a getAllValues method which collects together all the possible values in the set.</text:p>
      <text:p text:style-name="Text_20_body"><text:soft-page-break/>Note that in VDMJ, the generation of all values from a set includes the permutations of all the 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22"><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tab/><text:tab/><text:tab/><text:tab/>results.addAll(<text:span text:style-name="T2">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71748415" text:continue-numbering="true" text:style-name="Outline">
        <text:list-item>
          <text:list>
            <text:list-item>
              <text:list>
                <text:list-item>
                  <text:h text:style-name="Heading_20_3" text:outline-level="3">Comments</text:h>
                </text:list-item>
              </text:list>
            </text:list-item>
          </text:list>
        </text:list-item>
      </text:list>
      <text:p text:style-name="Text_20_body">Binds and MultipleBinds look like they have a lot in common and could probably be put together to avoid a small amount of code duplication.</text:p>
      <text:list xml:id="list445643984" text:continue-numbering="true" text:style-name="Outline">
        <text:list-item>
          <text:list>
            <text:list-item>
              <text:h text:style-name="Heading_20_2" text:outline-level="2">vdmj.traces</text:h>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ext:soft-page-break/>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Node</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raceNode</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raceNode</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raceNode</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raceNode</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or</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vdm.traces package includes classes to represent the definitions which can occur in a VDM-SL, VDM++ or VDM-RT "traces" section, and their subsequent expansion and execution.</text:p>
      <text:p text:style-name="Text_20_body">The subclasses of 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and alternations multiply together to generate large numbers of tests very quickly – this is the whole point of combinatorial test specification. The TraceNode class and its subclasses represent the expanded traces, and are generated by "expand" methods on all TraceDefinitions. Strictly, these classes don't expand the traces, but produce a tree structure that is capable of expanding them. The getTests method of TreeNodes actually expands the tests, returning a TestSequence, which is a list of CallSequence (ie. a list of tests), and a CallSequence is a list of Statements (CallStatements, CallObjectStatements or TraceVariableStatements).</text:p>
      <text:p text:style-name="Text_20_body">All TraceNodes include a field called variables, which may contain a TraceVariableList. These are populated by TraceLetBeStBinding and TraceLetDefBinding when a particular name/value pair is chosen in the expansion of a give test sequence. The getVariables method of TraceNode returns a CallSequence which is populated with any TraceVariableStatements for the expansion. When executed, these statements just add their named value to the local context, making it available to subsequent calls in the test.</text:p>
      <text:p text:style-name="Text_20_body">A top level NamedTraceDefinition (see below) is created for each parsed trace definition, including a method to extract all the tests from the definition tree it contains.</text:p>
      <text:p text:style-name="Text_20_body">The execution of a trace is coordinated from a method called runtrace on the Interpreter object (see below). This first gets a TestSequence from the NamedTraceDefinition. Then for each CallSequence in the TestSequence,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ests which have a FAILED verdict are "stemmed" by runtrace such that remaining tests in the <text:soft-page-break/>TestSequence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raceVariableStatements in the test. This means that tests which are superficially the same, but which have different variable values will not match.</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he TestSequence class has a method called reduce, which can be used to cut down a very large collection of tests before execution. The method is passed three parameters via runtrace: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546701379" text:continue-numbering="true" text:style-name="Outline">
        <text:list-item>
          <text:list>
            <text:list-item>
              <text:list>
                <text:list-item>
                  <text:h text:style-name="Heading_20_3" text:outline-level="3">Comments</text:h>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I tried very hard to combine the expansion of the tests with the classes that represent the parsed trace definitions – this is just a tree after all. But I couldn't get it working properly, hence the solution where the definitions are expanded into a separate tree, which is then "walked" to generate the trace permutations.</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CallSequence (via the TraceVariableStatement), so debuggers can look at the raw value, which may be of some help.</text:p>
      <text:list xml:id="list1813260503" text:continue-numbering="true" text:style-name="Outline">
        <text:list-item>
          <text:list>
            <text:list-item>
              <text:h text:style-name="Heading_20_2" text:outline-level="2">vdmj.definitions</text:h>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ext:soft-page-break/>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vdmj.definitions 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he following tasks in its typeCheck method:</text:p>
      <text:list xml:id="list314882367"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ext:soft-page-break/>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it does have the job of setting up the static and instance environment for new objects when a "new Object()" statement is executed. It is also 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ClassDefinition at runtime (in the public/privateStaticValues fields), whereas object instance data is held inside an ObjectValue (produced by the makeInstance method of ClassDefinition), though references to the static data is included in the object's member list, so that the runtime can find them. See section 2.14 for more information about runtime variable access.</text:p>
      <text:p text:style-name="Text_20_body">The SystemDefinition class is a subclass of ClassDefinition, and adds VDM-RT specific processing for system classes. The implicit definition generation (see section 2.12) checks whether the definitions in the system class meet the VDM-RT restrictions. A systemInit method is called during system initialization and creates the necessary CPU and BUS objects from the system definition. The <text:soft-page-break/>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override the newInstance method to perform special processing. Both classes create their operations (ie. create ExplicitOperationDefinitions for their definition list) by parsing a string literal representing the operations required. For example:</text:p>
      <text:p text:style-name="Text_20_body"/>
      <text:p text:style-name="Preformatted_20_Text">private static String defs =</text:p>
      <text:p text:style-name="Preformatted_20_Text"><text:tab/>"operations " +</text:p>
      <text:p text:style-name="Preformatted_20_Text"><text:tab/>"public BUS:(&lt;FCFS&gt;|&lt;CSMACD&gt;) * real * set of CPU ==&gt; BUS " +</text:p>
      <text:p text:style-name="Preformatted_20_Text"><text:tab/>"<text:tab/>BUS(policy, speed, cpus) == is not yet specified;";</text:p>
      <text:p text:style-name="Preformatted_20_Text"/>
      <text:p text:style-name="Preformatted_20_Text">private static DefinitionList operationDefs()</text:p>
      <text:p text:style-name="Preformatted_20_Text"><text:tab/>throws ParserException, LexException</text:p>
      <text:p text:style-name="Preformatted_20_Text">{</text:p>
      <text:p text:style-name="Preformatted_20_Text"><text:tab/>LexTokenReader ltr = new LexTokenReader(defs, Dialect.VDM_PP);</text:p>
      <text:p text:style-name="Preformatted_20_Text"><text:tab/>DefinitionReader dr = new DefinitionReader(ltr);</text:p>
      <text:p text:style-name="Preformatted_20_Text"><text:tab/>dr.setCurrentModule("BUS");</text:p>
      <text:p text:style-name="Preformatted_20_Text"><text:tab/>return dr.readDefinitions();</text:p>
      <text:p text:style-name="Preformatted_20_Text">}</text:p>
      <text:p text:style-name="Preformatted_20_Text"/>
      <text:p text:style-name="Preformatted_20_Text"/>
      <text:p text:style-name="Text_20_body">This technique permits the rest of the code to use these operations as normal. The <text:span text:style-name="T3">is not yet specified </text:span><text:span text:style-name="T4"><text:s/>processing intercepts the operation calls for CPU and BUS, calling back to the CPUClassDefinition and BUSClassDefinition classes to perform the actual processing.</text:span></text:p>
      <text:list xml:id="list1530135724" text:continue-list="list1813260503" text:style-name="Outline">
        <text:list-item>
          <text:list>
            <text:list-item>
              <text:list>
                <text:list-item>
                  <text:h text:style-name="Heading_20_3" text:outline-level="3">Comments</text:h>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821068240" text:continue-numbering="true" text:style-name="Outline">
        <text:list-item>
          <text:list>
            <text:list-item>
              <text:h text:style-name="Heading_20_2" text:outline-level="2">vdmj.modules</text:h>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vdmj.modules 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text:p>
      <text:p text:style-name="Text_20_body">The ModuleList class is important because it contains the "initialize" method which is used to set the initial state of all modules when the interpreter is started.</text:p>
      <text:list xml:id="list206750604" text:continue-numbering="true" text:style-name="Outline">
        <text:list-item>
          <text:list>
            <text:list-item>
              <text:h text:style-name="Heading_20_2" text:outline-level="2"><text:soft-page-break/>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VDM-RT and VDM++ specifications. Most of the actual type checking is performed by the Definition, Expression and 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 and they implement a single abstract method from their parent, called 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303568547" text:continue-list="list314882367"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ext:soft-page-break/>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259035850"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private class environment, and type check the definitions of the given pass.</text:p>
        </text:list-item>
        <text:list-item>
          <text:p text:style-name="List_20_1_20_End">Check for any definition names that have not been referenced or exported, and produce "unused" warnings.</text:p>
        </text:list-item>
      </text:list>
      <text:p text:style-name="Text_20_body">The use of public and private class environments to control the resolution of names is exactly <text:soft-page-break/>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1003441100" text:continue-list="list206750604"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1243707705" text:continue-numbering="true" text:style-name="Outline">
        <text:list-item>
          <text:list>
            <text:list-item>
              <text:h text:style-name="Heading_20_2"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text:soft-page-break/>For example, if "m" is a map of int to int, a simple function like:</text:p>
      <text:p text:style-name="Preformatted_20_Text"/>
      <text:p text:style-name="Preformatted_20_Text"><text:tab/>f: int -&gt; int</text:p>
      <text:p text:style-name="Preformatted_20_Text"><text:tab/><text:tab/>f(i) == if i &lt; 10 then <text:span text:style-name="T2">m(i)</text:span> + 1 else <text:span text:style-name="T2">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statement(s). In the example above, the getProofObligation method of the IfExpression that comprises the function body would be called. That in turn would push an <text:span text:style-name="T7">POImpliesContext before generating obligations in its "then" sub-expression, </text:span><text:span text:style-name="T2">popping</text:span><text:span text:style-name="T7">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text:soft-page-break/>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7">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8"/>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text:soft-page-break/></text:p>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888411527"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1065852324" text:continue-numbering="true" text:style-name="Outline">
        <text:list-item>
          <text:list>
            <text:list-item>
              <text:h text:style-name="Heading_20_2" text:outline-level="2">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ext:soft-page-break/>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 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text:soft-page-break/></text:p>
      <text:p text:style-name="Preformatted_20_Text">@Override</text:p>
      <text:p text:style-name="Preformatted_20_Text">public Value execute(String line, DBGPReader dbgp) throws Exception</text:p>
      <text:p text:style-name="Preformatted_20_Text">{</text:p>
      <text:p text:style-name="Preformatted_20_Text"><text:tab/>Expression expr = parseExpression(line, getDefaultName());</text:p>
      <text:p text:style-name="Preformatted_20_Text"><text:tab/>Environment env = getGlobalEnvironment();</text:p>
      <text:p text:style-name="Preformatted_20_Text"><text:tab/>Environment created = new FlatCheckedEnvironment(</text:p>
      <text:p text:style-name="Preformatted_20_Text"><text:tab/><text:tab/>createdDefinitions.asList(), env, NameScope.NAMESANDSTATE);</text:p>
      <text:p text:style-name="Preformatted_20_Text"/>
      <text:p text:style-name="Preformatted_20_Text"><text:tab/>typeCheck(expr, created);</text:p>
      <text:p text:style-name="Preformatted_20_Text"><text:tab/>return execute(expr, dbgp);</text:p>
      <text:p text:style-name="Preformatted_20_Text">}</text:p>
      <text:p text:style-name="Preformatted_20_Text"/>
      <text:p text:style-name="Preformatted_20_Text"/>
      <text:p text:style-name="Preformatted_20_Text">private Value execute(Expression expr, DBGPReader dbgp) throws Exception</text:p>
      <text:p text:style-name="Preformatted_20_Text">{</text:p>
      <text:p text:style-name="Preformatted_20_Text"><text:tab/>Context 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All(createdValues);</text:p>
      <text:p text:style-name="Preformatted_20_Text"><text:tab/>mainContext.setThreadState(dbgp, CPUValue.vCPU);</text:p>
      <text:p text:style-name="Preformatted_20_Text"><text:tab/>clearBreakpointHits();</text:p>
      <text:p text:style-name="Preformatted_20_Text"/>
      <text:p text:style-name="Preformatted_20_Text"><text:tab/>scheduler.reset();</text:p>
      <text:p text:style-name="Preformatted_20_Text"><text:tab/>MainThread main = new MainThread(expr, mainContext);</text:p>
      <text:p text:style-name="Preformatted_20_Text"><text:tab/>main.start();</text:p>
      <text:p text:style-name="Preformatted_20_Text"><text:tab/>scheduler.start(main);</text:p>
      <text:p text:style-name="Preformatted_20_Text"/>
      <text:p text:style-name="Preformatted_20_Text"><text:tab/>return main.getResult();<text:tab/>// Can throw ContextException</text:p>
      <text:p text:style-name="Preformatted_20_Text">}</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Text_20_body">This is fairly simple with VDM-SL because the specification cannot have threads, therefore pausing at a breakpoint must pause the entire system, and the user can easily examine anything they wish to. However, with VDM++ and VDM-RT the presence of threads make debugging more complex. It can be difficult to debug multiple threads from a single-threaded console.</text:p>
      <text:p text:style-name="Text_20_body">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3">real men </text:span><text:span text:style-name="T4">who prefer such things. Called VDMJC, this switches the console between connected DBGp threads by user command.</text:span></text:p>
      <text:p text:style-name="P15">All breakpoint handling in VDMJ uses a Breakpoint class, and its subclasses. Every Statement and Expression has a breakpoint member object, and the eval methods of Expressions and Statements call their breakpoint's check method:</text:p>
      <text:p text:style-name="P15"/>
      <text:p text:style-name="Preformatted_20_Text"><text:soft-page-break/>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Expression and Statement just set the breakpoint field to a default Breakpoint. This base class' check method will not do anything under normal circumstances, but when a breakpoint is created by the user, the object in the expression or statement concerned is <text:span text:style-name="T3">replaced </text:span><text:span text:style-name="T4">with a subclass object, called Stoppoint. The check method of a Stoppoint will stop, although it may evaluate a conditional expression first.</text:span></text:p>
      <text:p text:style-name="P15">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15">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15">A simplified version of the Stoppoint version of check is as follows:</text:p>
      <text:p text:style-name="P15"/>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if (condition == null || condition.eval(ctxt))</text:p>
      <text:p text:style-name="Preformatted_20_Text"><text:tab/><text:tab/>{</text:p>
      <text:p text:style-name="Preformatted_20_Text"><text:tab/><text:tab/><text:tab/>SchedulableThread.suspendOthers();</text:p>
      <text:p text:style-name="Preformatted_20_Text"/>
      <text:p text:style-name="Preformatted_20_Text"><text:tab/><text:tab/><text:tab/>if (Settings.usingDBGP)</text:p>
      <text:p text:style-name="Preformatted_20_Text"><text:tab/><text:tab/><text:tab/>{</text:p>
      <text:p text:style-name="Preformatted_20_Text"><text:tab/><text:tab/><text:tab/><text:tab/>ctxt.threadState.dbgp.stopped(ctxt, this);</text:p>
      <text:p text:style-name="Preformatted_20_Text"><text:tab/><text:tab/><text:tab/>}</text:p>
      <text:p text:style-name="Preformatted_20_Text"><text:tab/><text:tab/><text:tab/>else</text:p>
      <text:p text:style-name="Preformatted_20_Text"><text:tab/><text:tab/><text:tab/>{</text:p>
      <text:p text:style-name="Preformatted_20_Text"><text:tab/><text:tab/><text:tab/><text:tab/>new DebuggerReader(ctxt, this).run();</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P15">The hit counters are to do with conditional breakpoint hits, and code coverage. Note that, because the <text:soft-page-break/>check method is called for every Expression and Statement that is executed, it is a good place to record code coverage (against the location).</text:p>
      <text:p text:style-name="P15">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depending on whether we are using the command line or the GUI, the method calls one of two interactive methods; these retur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 third type of breakpoint called a Tracepoint. This is very simple as it does not interrupt the flow of control in its check method, but rather evaluates some trace expression and prints its value to the console (or sends it to the GUI).</text:p>
      <text:list xml:id="list1896928560"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1732003120" text:continue-list="list1259035850" text:style-name="List_20_1">
        <text:list-item>
          <text:p text:style-name="List_20_1_20_Start"><text:soft-page-break/>The runtime system is initialized from the ClassList or ModuleList classes' initialize<text:span text:style-name="T4"> method.</text:span></text:p>
        </text:list-item>
        <text:list-item>
          <text:p text:style-name="P34">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34">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ClassDefinition – static data resides "in" the ClassDefinition at runtime.</text:p>
        </text:list-item>
      </text:list>
      <text:p text:style-name="Text_20_body">And regarding object creation:</text:p>
      <text:list xml:id="list1965475321" text:continue-numbering="true" text:style-name="List_20_1">
        <text:list-item>
          <text:p text:style-name="List_20_1_20_Start"><text:span text:style-name="T4">The construction of an object (an ObjectValue) creates the superclass objects first, then for inherited fields, it adds a "locally named" </text:span><text:span text:style-name="T5">reference</text:span><text:span text:style-name="T6"> to the superclass value. This is so that they can be explicitly referred to with a local name like C`x at runtime.</text:span></text:p>
        </text:list-item>
        <text:list-item>
          <text:p text:style-name="P35">Lastly, local definitions are used to override anything inherited, and the set of members are passed, together with the superclass objects, to the ObjectValue constructor.</text:p>
        </text:list-item>
        <text:list-item>
          <text:p text:style-name="P33">If the class defines an operation with the same name as the class (a constructor), it is called.</text:p>
        </text:list-item>
      </text:list>
      <text:p text:style-name="P16">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 ClassDefinition rather than an ObjectValue. The ClassDefinition's "get" method is conceptually the same as the ObjectValue's except it searches the static values of the class hierarchy.</text:p>
      <text:list xml:id="list101263424" text:continue-list="list1896928560" text:style-name="Outline">
        <text:list-item>
          <text:list>
            <text:list-item>
              <text:h text:style-name="P31" text:outline-level="2">vdmj.scheduler</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24">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methods. In particular, there is no way to control which thread gets control of which (real) CPU in the system, or for how long, though this can be influenced by setting a thread priority.</text:p>
      <text:p text:style-name="Text_20_body"><text:soft-page-break/>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text:s/>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3">virtual </text:span><text:span text:style-name="T4">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running.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text:soft-page-break/>advanced (ie. stopping at a duration does not swap out the thread).</text:p>
      <text:p text:style-name="Text_20_body">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20).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r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21"><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text:soft-page-break/>(possibly in several smaller steps, if other threads want smaller amounts of time). Note that a pause of zero will still cause the thread to do one time step.</text:p>
      <text:p text:style-name="Text_20_body">The duration call is used by CycleStatements and DurationStatements, as well as PeriodicThreads (below),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duration method of course:</text:p>
      <text:p text:style-name="Text_20_body"/>
      <text:p text:style-name="Preformatted_20_Text"><text:soft-page-break/>protected void body()</text:p>
      <text:p text:style-name="Preformatted_20_Text">{</text:p>
      <text:p text:style-name="Preformatted_20_Text"><text:tab/>if (first time)</text:p>
      <text:p text:style-name="Preformatted_20_Text"><text:tab/>{</text:p>
      <text:p text:style-name="Preformatted_20_Text"><text:tab/><text:tab/>if (offset &gt; 0 || jitter &gt; 0)</text:p>
      <text:p text:style-name="Preformatted_20_Text"><text:tab/><text:tab/>{</text:p>
      <text:p text:style-name="Preformatted_20_Text"><text:s text:c="4"/><text:tab/><text:tab/><text:tab/>waitUntil(offset + noise);</text:p>
      <text:p text:style-name="Preformatted_20_Text"><text:tab/><text:tab/>}</text:p>
      <text:p text:style-name="Preformatted_20_Text"><text:tab/>}</text:p>
      <text:p text:style-name="Preformatted_20_Text"><text:tab/>else</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Preformatted_20_Text">private void waitUntil(long until)</text:p>
      <text:p text:style-name="Preformatted_20_Text">{</text:p>
      <text:p text:style-name="Preformatted_20_Text"><text:tab/>long time = SystemClock.getWallTime();</text:p>
      <text:p text:style-name="Preformatted_20_Text"/>
      <text:p text:style-name="Preformatted_20_Text"><text:tab/>if (dialect is VDM_RT)</text:p>
      <text:p text:style-name="Preformatted_20_Text"><text:tab/>{</text:p>
      <text:p text:style-name="Preformatted_20_Text"><text:s text:c="4"/><text:tab/><text:tab/>if (until &gt; time)</text:p>
      <text:p text:style-name="Preformatted_20_Text"><text:s text:c="4"/><text:tab/><text:tab/>{</text:p>
      <text:p text:style-name="Preformatted_20_Text"><text:s text:c="4"/><text:tab/><text:tab/><text:tab/>duration(until - time);</text:p>
      <text:p text:style-name="Preformatted_20_Text"><text:s text:c="4"/><text:tab/><text:tab/>}</text:p>
      <text:p text:style-name="Preformatted_20_Text"><text:tab/>}</text:p>
      <text:p text:style-name="Preformatted_20_Text"><text:tab/>else</text:p>
      <text:p text:style-name="Preformatted_20_Text"><text:tab/>{</text:p>
      <text:p text:style-name="Preformatted_20_Text"><text:s text:c="4"/><text:tab/><text:tab/>while (until &gt; time)</text:p>
      <text:p text:style-name="Preformatted_20_Text"><text:s text:c="4"/><text:tab/><text:tab/>{</text:p>
      <text:p text:style-name="Preformatted_20_Text"><text:s text:c="4"/><text:tab/><text:tab/><text:tab/>reschedule();</text:p>
      <text:p text:style-name="Preformatted_20_Text"><text:s text:c="4"/><text:tab/><text:tab/><text:tab/>time = SystemClock.getWallTime();</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Here the waitUntil method calls duration for the time remaining. Note that the VDM++ dialect does not use the duration method. This is because VDM++ specifications do not use coordinated time movement – the system clock is incremented unconditionally by VDM++ in statements and expressions, rather than making coordinated time steps with other threads. This means that the periodic simply has to wait (by calling reschedule) until the time has moved beyond the point required.</text:p>
      <text:p text:style-name="Text_20_body">The waitUntil method is called at the start of the thread, which either waits for the initial offset time or until its expected time before (a) creating a new thread with the <text:span text:style-name="T3">next</text:span> expected time, and (b) running the operation. The next thread waits until its expected time, and so on (which means that periodic iterations can overlap if the operation takes longer than the period). <text:s/>The nextTime method performs a calculation based on jitter and delays, using a PRNG (remember a PRNG nextLong call can be positive or negative):</text:p>
      <text:p text:style-name="P21"><text:soft-page-break/></text:p>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21"><text:soft-page-break/></text:p>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3">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types all evaluate some sort of expression in a context that they create at the start. This is done in their body methods. They also run one of two private methods to do this, runDBGP and runCmd, to handle the differences between a remote DBGP connection from the GUI and a local command line debugger. The two methods are like this, in outline:</text:p>
      <text:p text:style-name="P21"><text:soft-page-break/></text:p>
      <text:p text:style-name="Preformatted_20_Text">private void runDBGP()</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Value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BGPReader.stopped(e);</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BGP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SchedulableThread.signalAll(SUSPEND);</text:p>
      <text:p text:style-name="Preformatted_20_Text"><text:tab/>}</text:p>
      <text:p text:style-name="Preformatted_20_Text">}</text:p>
      <text:p text:style-name="Preformatted_20_Text"/>
      <text:p text:style-name="Preformatted_20_Text">private void runCmd()</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Value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SchedulableThread.signalAll(Signal.SUSPEND);</text:p>
      <text:p text:style-name="Preformatted_20_Text"><text:tab/>}</text:p>
      <text:p text:style-name="Preformatted_20_Text">}</text:p>
      <text:p text:style-name="Preformatted_20_Text"/>
      <text:p text:style-name="Text_20_body">The calls to setException on the resource scheduler cause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146230843"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reschedule looping for VDM++ periodic threads (in waitUntil) is poor. It means that the threads are always ready to run, and will be scheduled (briefly) at regular intervals until their time occurs – though if timeslices are of the order of hundreds of steps, and a step is two ticks, and periods are typically a few thousand ticks apart, and there are several threads in the scheduling queue, perhaps the amount of unnecessary rescheduling is not actually that great.</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1354871705" text:continue-numbering="true" text:style-name="Outline">
        <text:list-item>
          <text:list>
            <text:list-item>
              <text:h text:style-name="Heading_20_2" text:outline-level="2">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text:soft-page-break/></text:p>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text:soft-page-break/>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3">outside </text:span><text:span text:style-name="T4">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text:span><text:span text:style-name="T4">value to the new value. The commit method is called during a time step, making the per-thread value visible to other threads.</text:span></text:p>
      <text:p text:style-name="P15">Transactional variables are very new, and by default the commit system is disabled. It can be enabled by a property setting.</text:p>
      <text:list xml:id="list2085166793"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5.</text:p>
      <text:list xml:id="list858517490"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ext:soft-page-break/>this context, and prevent the ones that aren’t (like initializing the environment on the fly). The one DebuggerReader is used to handle debugging sessions for VDM-SL, VDM++ and VDM-RT.</text:p>
      <text:list xml:id="list1979161856"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p text:style-name="Text_20_body">The CommandReader system works well for simple specifications, but multi-threaded debugging, especially in VDM-RT, is awkward. The <text:span text:style-name="T3">VDMJ Client</text:span><text:span text:style-name="T4">, which uses the DBGP protocol to a separate VDMJ process, is better for such debugging.</text:span></text:p>
      <text:list xml:id="list606437809"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9).</text:p>
      <text:p text:style-name="Text_20_body">The RTLogger is used by VDM-RT specifications to write loggable events – such that the timing diagram can be analysed using <text:span text:style-name="T4">Overture's real-time log viewer. The class caches events in memory, occasionally flushing them out to a given PrintStream. By default this is the Console. It is also possible to turn logging off (the default state), which causes log events to be discarded.</text:span></text:p>
      <text:list xml:id="list1292364249" text:continue-numbering="true" text:style-name="Outline">
        <text:list-item>
          <text:list>
            <text:list-item>
              <text:h text:style-name="Heading_20_2" text:outline-level="2">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Table_20_Contents">DBGPReader</text:p>
          </table:table-cell>
          <table:table-cell table:style-name="vdmj_5f_debug.B2" office:value-type="string">
            <text:p text:style-name="Table_20_Contents">The main class of the DBGp protocol reader.</text:p>
          </table:table-cell>
        </table:table-row>
        <table:table-row table:style-name="vdmj_5f_debug.2">
          <table:table-cell table:style-name="vdmj_5f_debug.A2" office:value-type="string">
            <text:p text:style-name="Table_20_Contents">DBGPCommand</text:p>
          </table:table-cell>
          <table:table-cell table:style-name="vdmj_5f_debug.B2" office:value-type="string">
            <text:p text:style-name="Table_20_Contents">A parsed IDE command.</text:p>
          </table:table-cell>
        </table:table-row>
        <text:soft-page-break/>
        <table:table-row table:style-name="vdmj_5f_debug.2">
          <table:table-cell table:style-name="vdmj_5f_debug.A2" office:value-type="string">
            <text:p text:style-name="Table_20_Contents">DBGPOption</text:p>
          </table:table-cell>
          <table:table-cell table:style-name="vdmj_5f_debug.B2" office:value-type="string">
            <text:p text:style-name="Table_20_Contents">A parsed IDE command option.</text:p>
          </table:table-cell>
        </table:table-row>
        <table:table-row table:style-name="vdmj_5f_debug.2">
          <table:table-cell table:style-name="vdmj_5f_debug.A2" office:value-type="string">
            <text:p text:style-name="Table_20_Contents">DBGPFeatures</text:p>
          </table:table-cell>
          <table:table-cell table:style-name="vdmj_5f_debug.B2" office:value-type="string">
            <text:p text:style-name="Table_20_Contents">The set of features supported/set by the debugger.</text:p>
          </table:table-cell>
        </table:table-row>
        <table:table-row table:style-name="vdmj_5f_debug.2">
          <table:table-cell table:style-name="vdmj_5f_debug.A2" office:value-type="string">
            <text:p text:style-name="Table_20_Contents">RemoteControl</text:p>
          </table:table-cell>
          <table:table-cell table:style-name="vdmj_5f_debug.B2" office:value-type="string">
            <text:p text:style-name="Table_20_Contents">An interface for remote control of a VDM execution.</text:p>
          </table:table-cell>
        </table:table-row>
        <table:table-row table:style-name="vdmj_5f_debug.2">
          <table:table-cell table:style-name="vdmj_5f_debug.A2" office:value-type="string">
            <text:p text:style-name="Table_20_Contents">RemoteInterpreter</text:p>
          </table:table-cell>
          <table:table-cell table:style-name="vdmj_5f_debug.B2" office:value-type="string">
            <text:p text:style-name="Table_20_Contents">An interface for remote access to the interpret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section 2.1). The command line arguments are as follows:</text:p>
      <text:p text:style-name="Preformatted_20_Text"/>
      <text:p text:style-name="Preformatted_20_Text">Usage: -h &lt;host&gt; -p &lt;port&gt; -k &lt;ide key&gt; &lt;-vdmpp|-vdmsl|-vdmrt&gt;</text:p>
      <text:p text:style-name="Preformatted_20_Text"><text:tab/>-e &lt;expression&gt; | -e64 &lt;base64 expression&gt;</text:p>
      <text:p text:style-name="Preformatted_20_Text"><text:tab/>[-w] [-q] [-log &lt;logfile URL&gt;] [-c &lt;charset&gt;] [-r &lt;release&gt;]</text:p>
      <text:p text:style-name="Preformatted_20_Text"><text:tab/>[-coverage &lt;dir URL&gt;] [-default64 &lt;base64 name&gt;]</text:p>
      <text:p text:style-name="Preformatted_20_Text"><text:tab/>[-remote &lt;class&gt;] {&lt;filename URL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VDM dialect is a mandatory option. The expression, optionally base64 encoded for special charsets, is the main expression to be evaluated, and the list of filenames identify the specification itself. Each filename is in the form of a file URI ("<text:a xlink:type="simple" xlink:href="smb://./">file:/</text:a>..."). There are also several optional settings. The -w and -q options suppress warnings and information messages respectively; the -log option sets the location of the VDM-RT real time log output; the -c option sets the character set for the specification; the -r option is a VDM language release name (classic or vdm10); the -coverage option defines where detailed coverage information is written (for use by the GUI); the -default64 option sets the default module or class name in base64; and the -remote option identifies a class name that will be called rather than the main VDMJ processing loop (for remote control – see section 3.2).</text:p>
      <text:p text:style-name="Text_20_body">Depending on the dialect, DBGPReader creates an instance of VDMPP, VDMRT or VDMSL (see section 2.1), and uses it to parse and type check the list of files passed. The DBGp protocol assumes the "program" being debugged is already compiled correctly, so if there are any syntax or type <text:soft-page-break/>checking errors, these are sent to the VDMJ process' standard output and the process quits with an error exit code. The protocol has no mechanism for returning these errors to the IDE.</text:p>
      <text:p text:style-name="Text_20_body">If the specification is clean (warnings are permitted), an Interpreter object encapsulating the parsed/checked specification is obtained from the VDMSL, VDMPP or VDMRT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sh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5">This text is parsed by a method which produces a DBGPCommand object; parsing errors throw a DBGPException, which is caught and used to build an error status response before returning to the run loop.</text:p>
      <text:p text:style-name="P15">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4">Responses sent to</text:span><text:span text:style-name="T3"> </text:span><text:span text:style-name="T4">the IDE are all XML formatted messages (see [6]). A collection of private methods </text:span><text:span text:style-name="T4">in DBGPReader take the raw text response from a processed command in a StringBuilder, and use this to create an XML response message and send it on the connection to the IDE .</text:span></text:p>
      <text:p text:style-name="P15">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VDM++ or VDM-RT.</text:p>
      <text:p text:style-name="P15">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5">The interpreter's execute method does not return until the specification has been fully evaluated, so this raises the question of what happens at breakpoints, when information must be passed to the IDE and more instructions received.</text:p>
      <text:p text:style-name="P15">Breakpoints normally use the DebuggerReader class to interact with the user on the command line before continuing execution (see section 2.14). But when the process is being <text:s/>debugged by an IDE, the breakpoint will find the DBGPReader object associated with its thread context, and call its "stopped" method. This sets the state of the connection to "break" and sends a status message to the IDE to let it know that execution has stopped at a breakpoint. It then enters the "run" method to process IDE commands as it did originally (in fact this is a recursive call, since the original run call is on the stack, having called the execute method). Note that some DBGp commands are only acceptable when the connection is in the "break" state, such as "step_into" and "stack_get". Expressions can be evaluated in the "break" state and will be evaluated in the context of the breakpoint (ie. local variables are visible).</text:p>
      <text:p text:style-name="P15">A "continue" command from the IDE will cause the recursive run call to return, and the flow of control <text:s text:c="2"/>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text:soft-page-break/>where further (restricted) IDE commands are possible, such as to retrieve the final evaluation result.</text:p>
      <text:p text:style-name="P15">The DBGp protocol allows multi-threaded programs to be debugged. In this case, each thread opens its own connection to the IDE (on the same host/port), though the opening of the connection is delayed until the thread has something to say – perhaps at a breakpoint – to avoid bombarding the GUI with thread create/death connections that do nothing.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lazily open its own connection to the IDE, and be stored in the new thread's context. When the second thread reaches a breakpoint, it will respond to the IDE on its own connection.</text:p>
      <text:p text:style-name="P15">The IDE can request that stdout/stderr output from the debugged process be sent to the IDE rather than (or as well as) to the usual console. If such a command is received, the Console class is called (see section 2.17), and a Redirector is added to the appropriate stream. These objects are passed a DBGPReader reference and use this to send output to the IDE when directed to do so.</text:p>
      <text:p text:style-name="P15">The RemoteControl and RemoteInterpreter classes are covered in section 3.</text:p>
      <text:list xml:id="list1575986877" text:continue-numbering="true" text:style-name="Outline">
        <text:list-item>
          <text:list>
            <text:list-item>
              <text:list>
                <text:list-item>
                  <text:h text:style-name="P28" text:outline-level="3">Comments</text:h>
                </text:list-item>
              </text:list>
            </text:list-item>
          </text:list>
        </text:list-item>
      </text:list>
      <text:p text:style-name="P15">It would probably be better to use some sort of XML handling package to build the IDE responses, rather than hand-crafting them. Though the XML involved is very simple.</text:p>
      <text:p text:style-name="P15">Asynchronous debugging could be done if checkpoints (ie. at the start of every expression or statement) 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5">A better solution would be to have asynchronous listening threads that call the signal method of SchedulableThreads, though that would double the number of threads in the system.</text:p>
      <text:p text:style-name="P15">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t the IDE command to redirect it.</text:p>
      <text:p text:style-name="P15">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1194972765" text:continue-numbering="true" text:style-name="Outline">
        <text:list-item>
          <text:list>
            <text:list-item>
              <text:h text:style-name="Heading_20_2" text:outline-level="2">vdmj.config</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default values:</text:p>
      <text:p text:style-name="Preformatted_20_Text"><text:soft-page-break/></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Preformatted_20_Text"># The default timeslice (statements executed) for the FCFS policy</text:p>
      <text:p text:style-name="Preformatted_20_Text"># (default 100)</text:p>
      <text:p text:style-name="Preformatted_20_Text">scheduler.fcfs.timeslice = 100</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Preformatted_20_Text"># Enable extra diagnostics for guards etc. */</text:p>
      <text:p text:style-name="Preformatted_20_Text"># (default false)</text:p>
      <text:p text:style-name="Preformatted_20_Text">diags.guards = false</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Preformatted_20_Text"/>
      <text:list xml:id="list889973946"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Table_20_Contents">ConfigBase</text:p>
          </table:table-cell>
          <table:table-cell table:style-name="vdmj_5f_commands_5f_enum.B2" office:value-type="string">
            <text:p text:style-name="Table_20_Contents">A base class for property file reader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text:soft-page-break/>specification encounters an "is not yet specified" expression or statement, then the call is delegated to a similarly named method in the native delegate object. This is how the IO, MATH and VDMUtils classes/modules are implemented. See section 3.1.</text:p>
      <text:p text:style-name="Text_20_body">ConfigBase supports the Property reading system, with reflection calls to examine a class of static fields, and update them with property values.</text:p>
      <text:list xml:id="list1763196595" text:continue-numbering="true" text:style-name="Outline">
        <text:list-item>
          <text:h text:style-name="Heading_20_1" text:outline-level="1">External Interfaces</text:h>
          <text:list>
            <text:list-item>
              <text:h text:style-name="Heading_20_2" text:outline-level="2">The Native Call Interface</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list xml:id="list2123437752" text:continue-numbering="true" text:style-name="Outline">
        <text:list-item>
          <text:list>
            <text:list-item>
              <text:h text:style-name="Heading_20_2" text:outline-level="2">The Remote Control Interface</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text:soft-page-break/>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1in" fo:margin-right="0in" fo:margin-top="0in" fo:margin-bottom="0in" fo:keep-together="auto" fo:orphans="2" fo:widows="2" fo:text-indent="0in" style:auto-text-indent="false" style:page-number="auto" fo:keep-with-next="alway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701in" fo:margin-left="0in" fo:margin-right="-0.0028in" fo:margin-top="0.1in" fo:margin-bottom="0in" table:align="margins" fo:keep-with-next="always"/>
    </style:style>
    <style:style style:name="Footing.A" style:family="table-column">
      <style:table-column-properties style:column-width="2.266in" style:rel-column-width="20426*"/>
    </style:style>
    <style:style style:name="Footing.B" style:family="table-column">
      <style:table-column-properties style:column-width="2.5785in" style:rel-column-width="23243*"/>
    </style:style>
    <style:style style:name="Footing.C" style:family="table-column">
      <style:table-column-properties style:column-width="2.4257in" style:rel-column-width="21866*"/>
    </style:style>
    <style:style style:name="Footing.A1" style:family="table-cell">
      <style:table-cell-properties fo:padding="0in" fo:border="none"/>
    </style:style>
    <style:style style:name="Table2" style:family="table">
      <style:table-properties style:width="7.2701in" table:align="margins" fo:keep-with-next="always"/>
    </style:style>
    <style:style style:name="Table2.A" style:family="table-column">
      <style:table-column-properties style:column-width="2.4236in"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07/05/10</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text:name="Info 1">1.0</text:user-defined></text:p>
            </table:table-cell>
            <table:table-cell table:style-name="Footing.A1" office:value-type="string">
              <text:p text:style-name="MP5">Copyright © Fujitsu Services 2010</text:p>
            </table:table-cell>
            <table:table-cell table:style-name="Footing.A1" office:value-type="string">
              <text:p text:style-name="MP6">Page <text:page-number text:select-page="current">58</text:page-number> of <text:page-count style:num-format="1">58</text:page-count></text:p>
            </table:table-cell>
          </table:table-row>
        </table:table>
        <text:p text:style-name="Table"/>
      </style:footer>
    </style:master-page>
    <style:master-page style:name="First_20_Page" style:display-name="First Page" style:page-layout-name="Mpm2"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07/05/10</text:modification-date></text:p>
              <text:p text:style-name="MP4"/>
            </table:table-cell>
          </table:table-row>
        </table:table>
        <text:p text:style-name="MP7"/>
      </style:header>
      <style:header-left>
        <text:p text:style-name="Header_20_left"/>
      </style:header-left>
      <style:footer>
        <text:p text:style-name="MP8">Copyright © <text:s/>Fujitsu Services, 20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21$Build-9319</meta:generator>
    <dc:title>VDMJ Design Specification</dc:title>
    <dc:description>The design specification for VDMJ.</dc:description>
    <meta:editing-cycles>171</meta:editing-cycles>
    <meta:editing-duration>PT56H09M27S</meta:editing-duration>
    <dc:date>2010-05-07T20:42:53</dc:date>
    <meta:keyword>VDMJ</meta:keyword>
    <dc:subject>VDMJ</dc:subject>
    <meta:document-statistic meta:table-count="40" meta:image-count="0" meta:object-count="0" meta:page-count="58" meta:paragraph-count="1678" meta:word-count="24124" meta:character-count="153808"/>
    <meta:user-defined meta:name="Info 1">1.0</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